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7a06" officeooo:paragraph-rsid="000c7a06"/>
    </style:style>
    <style:style style:name="P2" style:family="paragraph" style:parent-style-name="Standard">
      <style:text-properties officeooo:rsid="000c7a06" officeooo:paragraph-rsid="000c7a06"/>
    </style:style>
    <style:style style:name="P3" style:family="paragraph" style:parent-style-name="Standard">
      <style:text-properties officeooo:rsid="000d7867" officeooo:paragraph-rsid="000d78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Some dumps are not complete.</text:p>
      <text:p text:style-name="P3">Few are just demo questions because these dumps are paid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3:55:17.726707047</meta:creation-date>
    <dc:date>2014-06-06T13:57:08.488144652</dc:date>
    <meta:editing-duration>P0D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1" meta:paragraph-count="2" meta:word-count="15" meta:character-count="85" meta:non-whitespace-character-count="72"/>
  </office:meta>
</office:document-meta>
</file>